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1.56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7cm" fo:min-width="1.469cm"/>
    </style:style>
    <style:style style:name="gr8" style:family="graphic" style:parent-style-name="standard">
      <style:graphic-properties svg:stroke-width="0.106cm" svg:stroke-color="#000000" draw:marker-start="CF_20_Only_20_One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="CF_20_Only_20_One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76cm" fo:min-width="1.469cm"/>
    </style:style>
    <style:style style:name="gr11" style:family="graphic" style:parent-style-name="standard">
      <style:graphic-properties svg:stroke-width="0.106cm" svg:stroke-color="#000000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="CF_20_Only_20_One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="CF_20_Zero_20_One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="CF_20_Zero_20_Many" draw:marker-start-width="0.359cm" draw:marker-end="CF_20_Zero_20_One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47cm" fo:min-width="1.207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417cm" fo:min-width="4.83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379cm" fo:min-width="1.567cm"/>
    </style:style>
    <style:style style:name="gr18" style:family="graphic" style:parent-style-name="standard">
      <style:graphic-properties svg:stroke-width="0.106cm" svg:stroke-color="#000000" draw:marker-start="Arrowheads_20_1" draw:marker-start-width="0.359cm" draw:marker-end="Arrowheads_20_2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29cm" fo:min-width="1.567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47cm" fo:min-width="1.56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86cm" svg:height="1.423cm" svg:x="22.533cm" svg:y="2.143cm">
          <text:p text:style-name="P1">Table Profil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1.27cm" svg:x="23.987cm" svg:y="5.191cm">
          <text:p text:style-name="P1">F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921cm" svg:height="1.27cm" svg:x="17.129cm" svg:y="5.191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921cm" svg:height="1.27cm" svg:x="20.558cm" svg:y="5.191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063cm" svg:x1="22.019cm" svg:y1="5.191cm" svg:x2="24.276cm" svg:y2="3.566cm" draw:start-shape="id1" draw:start-glue-point="4" draw:end-shape="id2" draw:end-glue-point="2" svg:d="M22019 5191v-876h2257v-749" svg:viewBox="0 0 2258 1626">
          <text:p/>
        </draw:connector>
        <draw:custom-shape draw:style-name="gr1" draw:text-style-name="P2" xml:id="id6" draw:id="id6" draw:layer="layout" svg:width="3.241cm" svg:height="2.134cm" svg:x="3.794cm" svg:y="7.121cm">
          <text:p text:style-name="P1">Table </text:p>
          <text:p text:style-name="P1">Pertanyaa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921cm" svg:height="1.27cm" svg:x="2.143cm" svg:y="4.302cm">
          <text:p text:style-name="P1"><text:span text:style-name="T1">Jud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921cm" svg:height="1.27cm" svg:x="5.699cm" svg:y="4.302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921cm" svg:height="1.27cm" svg:x="9.255cm" svg:y="4.302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2.921cm" svg:height="1.27cm" svg:x="12.684cm" svg:y="4.302cm">
          <text:p text:style-name="P4">Tanggal </text:p>
          <text:p text:style-name="P1">diperbahar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534cm" svg:height="1.423cm" svg:x="23.612cm" svg:y="15.732cm">
          <text:p text:style-name="P1">Table</text:p>
          <text:p text:style-name="P1">Jawab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749cm" svg:height="1.423cm" svg:x="12.43cm" svg:y="14.944cm">
          <text:p text:style-name="P1">Table</text:p>
          <text:p text:style-name="P1">Komenta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1.27cm" svg:x="17.637cm" svg:y="12.93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921cm" svg:height="1.27cm" svg:x="21.193cm" svg:y="12.938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" draw:id="id13" draw:layer="layout" svg:width="2.921cm" svg:height="1.27cm" svg:x="24.749cm" svg:y="12.938cm">
          <text:p text:style-name="P4">Tanggal </text:p>
          <text:p text:style-name="P1">diperbahar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2.921cm" svg:height="1.27cm" svg:x="1.635cm" svg:y="18.01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21cm" svg:height="1.27cm" svg:x="5.191cm" svg:y="18.018cm">
          <text:p text:style-name="P1"><text:span text:style-name="T1">Tanggal </text:span></text:p>
          <text:p text:style-name="P1"><text:span text:style-name="T1">dibua</text:span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7" draw:id="id17" draw:layer="layout" svg:width="2.921cm" svg:height="1.27cm" svg:x="8.747cm" svg:y="18.018cm">
          <text:p text:style-name="P4">Pemberi </text:p>
          <text:p text:style-name="P4">Komentar</text:p>
          <text:p text:style-name="P4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59cm" svg:y1="5.191cm" svg:x2="24.276cm" svg:y2="3.566cm" draw:start-shape="id3" draw:start-glue-point="4" draw:end-shape="id2" draw:end-glue-point="2" svg:d="M18590 5191v-813h5686v-812" svg:viewBox="0 0 5687 1626">
          <text:p/>
        </draw:connector>
        <draw:connector draw:style-name="gr3" draw:text-style-name="P1" draw:layer="layout" svg:x1="25.448cm" svg:y1="5.191cm" svg:x2="24.276cm" svg:y2="3.566cm" draw:start-shape="id4" draw:start-glue-point="4" draw:end-shape="id2" draw:end-glue-point="2" svg:d="M25448 5191v-813h-1172v-812" svg:viewBox="0 0 1173 1626">
          <text:p/>
        </draw:connector>
        <draw:connector draw:style-name="gr3" draw:text-style-name="P1" draw:layer="layout" svg:x1="3.604cm" svg:y1="5.572cm" svg:x2="5.414cm" svg:y2="7.121cm" draw:start-shape="id5" draw:start-glue-point="8" draw:end-shape="id6" draw:end-glue-point="0" svg:d="M3604 5572v775h1810v774" svg:viewBox="0 0 1811 1550">
          <text:p/>
        </draw:connector>
        <draw:connector draw:style-name="gr3" draw:text-style-name="P1" draw:layer="layout" svg:x1="7.16cm" svg:y1="5.572cm" svg:x2="5.414cm" svg:y2="7.121cm" draw:start-shape="id7" draw:start-glue-point="8" draw:end-shape="id6" draw:end-glue-point="0" svg:d="M7160 5572v775h-1746v774" svg:viewBox="0 0 1747 1550">
          <text:p/>
        </draw:connector>
        <draw:connector draw:style-name="gr3" draw:text-style-name="P1" draw:layer="layout" svg:x1="10.716cm" svg:y1="5.572cm" svg:x2="5.414cm" svg:y2="7.121cm" draw:start-shape="id8" draw:start-glue-point="8" draw:end-shape="id6" draw:end-glue-point="0" svg:d="M10716 5572v787h-5302v762" svg:viewBox="0 0 5303 1550">
          <text:p/>
        </draw:connector>
        <draw:connector draw:style-name="gr3" draw:text-style-name="P1" draw:layer="layout" svg:x1="14.145cm" svg:y1="5.572cm" svg:x2="5.414cm" svg:y2="7.121cm" draw:start-shape="id9" draw:start-glue-point="8" draw:end-shape="id6" draw:end-glue-point="0" svg:d="M14145 5572v811h-8731v738" svg:viewBox="0 0 8732 1550">
          <text:p/>
        </draw:connector>
        <draw:connector draw:style-name="gr3" draw:text-style-name="P1" draw:layer="layout" svg:x1="19.098cm" svg:y1="14.208cm" svg:x2="24.879cm" svg:y2="15.732cm" draw:start-shape="id10" draw:start-glue-point="8" draw:end-shape="id11" draw:end-glue-point="0" svg:d="M19098 14208v762h5781v762" svg:viewBox="0 0 5782 1525">
          <text:p/>
        </draw:connector>
        <draw:connector draw:style-name="gr3" draw:text-style-name="P1" draw:layer="layout" svg:x1="22.654cm" svg:y1="14.208cm" svg:x2="24.879cm" svg:y2="15.732cm" draw:start-shape="id12" draw:start-glue-point="8" draw:end-shape="id11" draw:end-glue-point="0" svg:d="M22654 14208v774h2225v750" svg:viewBox="0 0 2226 1525">
          <text:p/>
        </draw:connector>
        <draw:connector draw:style-name="gr3" draw:text-style-name="P1" draw:layer="layout" svg:x1="26.21cm" svg:y1="14.208cm" svg:x2="24.879cm" svg:y2="15.732cm" draw:start-shape="id13" draw:start-glue-point="8" draw:end-shape="id11" draw:end-glue-point="0" svg:d="M26210 14208v798h-1331v726" svg:viewBox="0 0 1332 1525">
          <text:p/>
        </draw:connector>
        <draw:connector draw:style-name="gr3" draw:text-style-name="P1" draw:layer="layout" svg:x1="3.096cm" svg:y1="18.018cm" svg:x2="13.804cm" svg:y2="16.367cm" draw:start-shape="id14" draw:start-glue-point="4" draw:end-shape="id15" draw:end-glue-point="2" svg:d="M3096 18018v-826h10708v-825" svg:viewBox="0 0 10709 1652">
          <text:p/>
        </draw:connector>
        <draw:connector draw:style-name="gr3" draw:text-style-name="P1" draw:layer="layout" svg:x1="6.652cm" svg:y1="18.018cm" svg:x2="13.804cm" svg:y2="16.367cm" draw:start-shape="id16" draw:start-glue-point="4" draw:end-shape="id15" draw:end-glue-point="2" svg:d="M6652 18018v-826h7152v-825" svg:viewBox="0 0 7153 1652">
          <text:p/>
        </draw:connector>
        <draw:connector draw:style-name="gr3" draw:text-style-name="P1" draw:layer="layout" svg:x1="10.208cm" svg:y1="18.018cm" svg:x2="13.804cm" svg:y2="16.367cm" draw:start-shape="id17" draw:start-glue-point="4" draw:end-shape="id15" draw:end-glue-point="2" svg:d="M10208 18018v-983h3596v-668" svg:viewBox="0 0 3597 1652">
          <text:p/>
        </draw:connector>
        <draw:custom-shape draw:style-name="gr7" draw:text-style-name="P2" xml:id="id18" draw:id="id18" draw:layer="layout" svg:width="3.937cm" svg:height="2.413cm" svg:x="14.97cm" svg:y="6.969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7.035cm" svg:y1="8.188cm" svg:x2="14.97cm" svg:y2="8.176cm" draw:start-shape="id6" draw:start-glue-point="1" draw:end-shape="id18" draw:end-glue-point="5" svg:d="M7035 8188h3967v-12h3968" svg:viewBox="0 0 7936 13">
          <text:p/>
        </draw:connector>
        <draw:connector draw:style-name="gr3" draw:text-style-name="P1" xml:id="id20" draw:id="id20" draw:layer="layout" svg:x1="24.276cm" svg:y1="2.143cm" svg:x2="24.276cm" svg:y2="2.143cm" draw:start-shape="id2" draw:start-glue-point="0" draw:end-shape="id2" draw:end-glue-point="0" svg:d="M24276 2143z" svg:viewBox="0 0 1 1">
          <text:p/>
        </draw:connector>
        <draw:connector draw:style-name="gr9" draw:text-style-name="P1" draw:layer="layout" svg:x1="5.414cm" svg:y1="9.255cm" svg:x2="12.43cm" svg:y2="15.655cm" draw:start-shape="id6" draw:start-glue-point="2" draw:end-shape="id15" draw:end-glue-point="3" svg:d="M5414 9255v6400h7016" svg:viewBox="0 0 7017 6401">
          <text:p/>
        </draw:connector>
        <draw:custom-shape draw:style-name="gr10" draw:text-style-name="P2" draw:layer="layout" svg:width="3.937cm" svg:height="1.651cm" svg:x="6.842cm" svg:y="14.843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6.939cm" svg:y1="9.382cm" svg:x2="23.612cm" svg:y2="16.443cm" draw:start-shape="id18" draw:start-glue-point="6" draw:end-shape="id11" draw:end-glue-point="3" svg:d="M16939 9382v7061h6673" svg:viewBox="0 0 6674 7062">
          <text:p/>
        </draw:connector>
        <draw:connector draw:style-name="gr12" draw:text-style-name="P1" draw:layer="layout" svg:x1="22.533cm" svg:y1="2.854cm" svg:x2="16.939cm" svg:y2="6.969cm" draw:start-shape="id2" draw:start-glue-point="3" draw:end-shape="id18" draw:end-glue-point="4" svg:d="M22533 2854h-5594v4115" svg:viewBox="0 0 5595 4116">
          <text:p/>
        </draw:connector>
        <draw:connector draw:style-name="gr13" draw:text-style-name="P1" xml:id="id19" draw:id="id19" draw:layer="layout" draw:line-skew="-1.893cm" svg:x1="21.327cm" svg:y1="1.363cm" svg:x2="3.794cm" svg:y2="8.188cm" draw:end-shape="id6" draw:end-glue-point="3" svg:d="M21327 1363h-19928v6825h2395" svg:viewBox="0 0 19929 6826">
          <text:p/>
        </draw:connector>
        <draw:connector draw:style-name="gr11" draw:text-style-name="P1" draw:layer="layout" draw:line-skew="1.439cm" svg:x1="21.327cm" svg:y1="1.363cm" svg:x2="24.276cm" svg:y2="2.143cm" draw:start-shape="id19" draw:start-glue-point="2" draw:end-shape="id20" draw:end-glue-point="0" svg:d="M21327 1363h2940v780h9" svg:viewBox="0 0 2950 781">
          <text:p/>
        </draw:connector>
        <draw:connector draw:style-name="gr14" draw:text-style-name="P1" draw:layer="layout" draw:line-skew="1.404cm" svg:x1="26.019cm" svg:y1="2.854cm" svg:x2="26.146cm" svg:y2="16.443cm" draw:start-shape="id2" draw:start-glue-point="1" draw:end-shape="id11" draw:end-glue-point="1" svg:d="M26019 2854h2032v13589h-1905" svg:viewBox="0 0 2033 13590">
          <text:p/>
        </draw:connector>
        <draw:custom-shape draw:style-name="gr15" draw:text-style-name="P2" xml:id="id21" draw:id="id21" draw:layer="layout" svg:width="2.413cm" svg:height="1.016cm" svg:x="7.858cm" svg:y="2.778cm">
          <text:p text:style-name="P1">Jumlah V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3" draw:id="id23" draw:layer="layout" svg:width="2.413cm" svg:height="1.016cm" svg:x="20.939cm" svg:y="7.223cm">
          <text:p text:style-name="P1">Jumlah V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5.334cm" svg:height="2.667cm" svg:x="11.41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22" draw:id="id22" draw:layer="layout" svg:width="3.937cm" svg:height="2.413cm" svg:x="12.049cm" svg:y="0.111cm">
          <text:p text:style-name="P1">Dislike / Li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xml:id="id31" draw:id="id31" draw:layer="layout" svg:x1="10.271cm" svg:y1="3.286cm" svg:x2="14.018cm" svg:y2="2.524cm" draw:start-shape="id21" draw:start-glue-point="10" draw:end-shape="id22" draw:end-glue-point="6" svg:d="M10271 3286h3747v-762" svg:viewBox="0 0 3748 763">
          <text:p/>
        </draw:connector>
        <draw:custom-shape draw:style-name="gr16" draw:text-style-name="P2" xml:id="id24" draw:id="id24" draw:layer="layout" svg:width="5.334cm" svg:height="2.667cm" svg:x="25.257cm" svg:y="7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2.413cm" svg:x="25.892cm" svg:y="7.334cm">
          <text:p text:style-name="P1">Dislike / Li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3.352cm" svg:y1="7.731cm" svg:x2="25.257cm" svg:y2="8.556cm" draw:start-shape="id23" draw:start-glue-point="10" draw:end-shape="id24" draw:end-glue-point="3" svg:d="M23352 7731h1209v825h696" svg:viewBox="0 0 1906 826">
          <text:p/>
        </draw:connector>
        <draw:custom-shape draw:style-name="gr17" draw:text-style-name="P3" xml:id="id29" draw:id="id29" draw:layer="layout" svg:width="2.921cm" svg:height="0.889cm" svg:x="7.477cm" svg:y="0.111cm">
          <text:p text:style-name="P1"><text:span text:style-name="T1">Jud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2.921cm" svg:height="1.27cm" svg:x="20.685cm" svg:y="8.366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2.921cm" svg:height="1.27cm" svg:x="20.812cm" svg:y="9.763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6" draw:layer="layout" draw:line-skew="-2.91cm 0.363cm" svg:x1="15.179cm" svg:y1="15.655cm" svg:x2="24.879cm" svg:y2="17.155cm" draw:start-shape="id15" draw:start-glue-point="1" draw:end-shape="id11" draw:end-glue-point="2" svg:d="M15179 15655h1315v2363h8385v-863" svg:viewBox="0 0 9701 2364">
          <text:p/>
        </draw:connector>
        <draw:custom-shape draw:style-name="gr10" draw:text-style-name="P2" draw:layer="layout" svg:width="3.937cm" svg:height="1.651cm" svg:x="18.526cm" svg:y="17.256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7" draw:id="id27" draw:layer="layout" svg:width="2.921cm" svg:height="1.27cm" svg:x="20.939cm" svg:y="11.287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2.921cm" svg:height="1.27cm" svg:x="24.876cm" svg:y="11.414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3.606cm" svg:y1="9.001cm" svg:x2="25.257cm" svg:y2="8.556cm" draw:start-shape="id25" draw:start-glue-point="10" draw:end-shape="id24" draw:end-glue-point="3" svg:d="M23606 9001h826v-445h825" svg:viewBox="0 0 1652 446">
          <text:p/>
        </draw:connector>
        <draw:connector draw:style-name="gr3" draw:text-style-name="P6" draw:layer="layout" svg:x1="23.733cm" svg:y1="10.398cm" svg:x2="25.257cm" svg:y2="8.556cm" draw:start-shape="id26" draw:start-glue-point="10" draw:end-shape="id24" draw:end-glue-point="3" svg:d="M23733 10398h762v-1842h762" svg:viewBox="0 0 1525 1843">
          <text:p/>
        </draw:connector>
        <draw:connector draw:style-name="gr3" draw:text-style-name="P6" draw:layer="layout" svg:x1="23.86cm" svg:y1="11.922cm" svg:x2="25.257cm" svg:y2="8.556cm" draw:start-shape="id27" draw:start-glue-point="10" draw:end-shape="id24" draw:end-glue-point="3" svg:d="M23860 11922h699v-3366h698" svg:viewBox="0 0 1398 3367">
          <text:p/>
        </draw:connector>
        <draw:connector draw:style-name="gr3" draw:text-style-name="P6" draw:layer="layout" svg:x1="26.337cm" svg:y1="11.414cm" svg:x2="25.257cm" svg:y2="8.556cm" draw:start-shape="id28" draw:start-glue-point="4" draw:end-shape="id24" draw:end-glue-point="3" svg:d="M26337 11414v-762h-1581v-2096h501" svg:viewBox="0 0 1582 2859">
          <text:p/>
        </draw:connector>
        <draw:custom-shape draw:style-name="gr19" draw:text-style-name="P3" xml:id="id30" draw:id="id30" draw:layer="layout" svg:width="2.921cm" svg:height="0.762cm" svg:x="17.764cm" svg:y="0.238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32" draw:id="id32" draw:layer="layout" svg:width="2.921cm" svg:height="1.016cm" svg:x="17.764cm" svg:y="1.635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10.398cm" svg:y1="0.555cm" svg:x2="14.018cm" svg:y2="2.524cm" draw:start-shape="id29" draw:start-glue-point="10" draw:end-shape="id22" draw:end-glue-point="6" svg:d="M10398 555h825v2470h2795v-501" svg:viewBox="0 0 3621 2471">
          <text:p/>
        </draw:connector>
        <draw:connector draw:style-name="gr3" draw:text-style-name="P6" draw:layer="layout" draw:line-skew="1.619cm" svg:x1="17.764cm" svg:y1="0.619cm" svg:x2="14.018cm" svg:y2="3.286cm" draw:start-shape="id30" draw:start-glue-point="6" draw:end-shape="id31" draw:end-glue-point="0" svg:d="M17764 619h-254v2667h-3492" svg:viewBox="0 0 3747 2668">
          <text:p/>
        </draw:connector>
        <draw:connector draw:style-name="gr3" draw:text-style-name="P6" draw:layer="layout" svg:x1="17.764cm" svg:y1="2.143cm" svg:x2="14.018cm" svg:y2="2.524cm" draw:start-shape="id32" draw:start-glue-point="6" draw:end-shape="id22" draw:end-glue-point="6" svg:d="M17764 2143h-889v882h-2857v-501" svg:viewBox="0 0 3747 8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2" draw:display-name="Arrowheads 2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CF_20_Zero_20_One" draw:display-name="CF Zero One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22:07:32.149404922</meta:creation-date>
    <dc:date>2020-06-29T23:54:25.307357565</dc:date>
    <meta:editing-duration>PT22M36S</meta:editing-duration>
    <meta:editing-cycles>3</meta:editing-cycles>
    <meta:generator>LibreOffice/6.0.7.3$Linux_X86_64 LibreOffice_project/00m0$Build-3</meta:generator>
    <meta:document-statistic meta:object-count="64"/>
  </office:meta>
</office:document-meta>
</file>